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a6ce0" officeooo:paragraph-rsid="000a6ce0" style:font-size-asian="17.5pt" style:font-size-complex="20pt"/>
    </style:style>
    <style:style style:name="P3" style:family="paragraph" style:parent-style-name="Standard">
      <style:text-properties fo:font-size="20pt" officeooo:rsid="000e6aec" officeooo:paragraph-rsid="000e6aec" style:font-size-asian="17.5pt" style:font-size-complex="20pt"/>
    </style:style>
    <style:style style:name="P4" style:family="paragraph" style:parent-style-name="Standard">
      <style:text-properties fo:font-size="20pt" officeooo:rsid="001080a3" officeooo:paragraph-rsid="001080a3" style:font-size-asian="17.5pt" style:font-size-complex="20pt"/>
    </style:style>
    <style:style style:name="P5" style:family="paragraph" style:parent-style-name="Standard">
      <style:text-properties fo:font-size="20pt" officeooo:rsid="001080a3" officeooo:paragraph-rsid="001e86e9" style:font-size-asian="17.5pt" style:font-size-complex="20pt"/>
    </style:style>
    <style:style style:name="P6" style:family="paragraph" style:parent-style-name="Standard">
      <style:text-properties fo:font-size="20pt" officeooo:rsid="00133ccd" officeooo:paragraph-rsid="00133ccd" style:font-size-asian="17.5pt" style:font-size-complex="20pt"/>
    </style:style>
    <style:style style:name="P7" style:family="paragraph" style:parent-style-name="Standard">
      <style:text-properties fo:font-size="20pt" officeooo:rsid="001405ee" officeooo:paragraph-rsid="001405ee" style:font-size-asian="17.5pt" style:font-size-complex="20pt"/>
    </style:style>
    <style:style style:name="P8" style:family="paragraph" style:parent-style-name="Standard">
      <style:text-properties fo:font-size="20pt" officeooo:rsid="00161028" officeooo:paragraph-rsid="00161028" style:font-size-asian="17.5pt" style:font-size-complex="20pt"/>
    </style:style>
    <style:style style:name="P9" style:family="paragraph" style:parent-style-name="Standard">
      <style:text-properties fo:font-size="20pt" officeooo:rsid="001932a3" officeooo:paragraph-rsid="001932a3" style:font-size-asian="17.5pt" style:font-size-complex="20pt"/>
    </style:style>
    <style:style style:name="P10" style:family="paragraph" style:parent-style-name="Standard">
      <style:text-properties fo:font-size="20pt" officeooo:rsid="0019c9d6" officeooo:paragraph-rsid="0019c9d6" style:font-size-asian="17.5pt" style:font-size-complex="20pt"/>
    </style:style>
    <style:style style:name="P11" style:family="paragraph" style:parent-style-name="Standard">
      <style:text-properties fo:font-size="20pt" officeooo:rsid="0019c9d6" officeooo:paragraph-rsid="002445f7" style:font-size-asian="17.5pt" style:font-size-complex="20pt"/>
    </style:style>
    <style:style style:name="P12" style:family="paragraph" style:parent-style-name="Standard">
      <style:text-properties fo:font-size="20pt" officeooo:rsid="0019c9d6" officeooo:paragraph-rsid="0025e7a0" style:font-size-asian="17.5pt" style:font-size-complex="20pt"/>
    </style:style>
    <style:style style:name="P13" style:family="paragraph" style:parent-style-name="Standard">
      <style:text-properties fo:font-size="20pt" officeooo:rsid="000d990c" officeooo:paragraph-rsid="000d990c" style:font-size-asian="17.5pt" style:font-size-complex="20pt"/>
    </style:style>
    <style:style style:name="P14" style:family="paragraph" style:parent-style-name="Standard">
      <style:text-properties fo:font-size="20pt" officeooo:rsid="001bae79" officeooo:paragraph-rsid="001bae79" style:font-size-asian="17.5pt" style:font-size-complex="20pt"/>
    </style:style>
    <style:style style:name="P15" style:family="paragraph" style:parent-style-name="Standard">
      <style:text-properties fo:font-size="20pt" officeooo:rsid="001c419f" officeooo:paragraph-rsid="001c419f" style:font-size-asian="17.5pt" style:font-size-complex="20pt"/>
    </style:style>
    <style:style style:name="P16" style:family="paragraph" style:parent-style-name="Standard">
      <style:text-properties fo:font-size="20pt" officeooo:rsid="001c419f" officeooo:paragraph-rsid="001df119" style:font-size-asian="17.5pt" style:font-size-complex="20pt"/>
    </style:style>
    <style:style style:name="P17" style:family="paragraph" style:parent-style-name="Standard">
      <style:text-properties fo:font-size="20pt" officeooo:rsid="001dc415" officeooo:paragraph-rsid="001dc415" style:font-size-asian="17.5pt" style:font-size-complex="20pt"/>
    </style:style>
    <style:style style:name="P18" style:family="paragraph" style:parent-style-name="Standard">
      <style:text-properties fo:font-size="20pt" officeooo:rsid="001dc415" officeooo:paragraph-rsid="001df119" style:font-size-asian="17.5pt" style:font-size-complex="20pt"/>
    </style:style>
    <style:style style:name="P19" style:family="paragraph" style:parent-style-name="Standard">
      <style:text-properties fo:font-size="20pt" officeooo:rsid="001df119" officeooo:paragraph-rsid="001df119" style:font-size-asian="17.5pt" style:font-size-complex="20pt"/>
    </style:style>
    <style:style style:name="P20" style:family="paragraph" style:parent-style-name="Standard">
      <style:text-properties fo:font-size="20pt" officeooo:rsid="001e7d7d" officeooo:paragraph-rsid="001e7d7d" style:font-size-asian="17.5pt" style:font-size-complex="20pt"/>
    </style:style>
    <style:style style:name="P21" style:family="paragraph" style:parent-style-name="Standard">
      <style:text-properties fo:font-size="20pt" officeooo:rsid="001e86e9" officeooo:paragraph-rsid="001e86e9" style:font-size-asian="17.5pt" style:font-size-complex="20pt"/>
    </style:style>
    <style:style style:name="P22" style:family="paragraph" style:parent-style-name="Standard">
      <style:text-properties fo:font-size="20pt" officeooo:rsid="001ff590" officeooo:paragraph-rsid="001ff590" style:font-size-asian="17.5pt" style:font-size-complex="20pt"/>
    </style:style>
    <style:style style:name="P23" style:family="paragraph" style:parent-style-name="Standard">
      <style:text-properties fo:font-size="20pt" officeooo:rsid="001ff590" officeooo:paragraph-rsid="002445f7" style:font-size-asian="17.5pt" style:font-size-complex="20pt"/>
    </style:style>
    <style:style style:name="P24" style:family="paragraph" style:parent-style-name="Standard">
      <style:text-properties fo:font-size="20pt" officeooo:rsid="00233a39" officeooo:paragraph-rsid="002445f7" style:font-size-asian="17.5pt" style:font-size-complex="20pt"/>
    </style:style>
    <style:style style:name="P25" style:family="paragraph" style:parent-style-name="Standard">
      <style:text-properties fo:font-size="20pt" officeooo:rsid="002445f7" officeooo:paragraph-rsid="002445f7" style:font-size-asian="17.5pt" style:font-size-complex="20pt"/>
    </style:style>
    <style:style style:name="P26" style:family="paragraph" style:parent-style-name="Standard">
      <style:text-properties fo:font-size="20pt" officeooo:rsid="002445f7" officeooo:paragraph-rsid="0025e7a0" style:font-size-asian="17.5pt" style:font-size-complex="20pt"/>
    </style:style>
    <style:style style:name="P27" style:family="paragraph" style:parent-style-name="Standard">
      <style:text-properties fo:font-size="20pt" officeooo:rsid="0025e7a0" officeooo:paragraph-rsid="0025e7a0" style:font-size-asian="17.5pt" style:font-size-complex="20pt"/>
    </style:style>
    <style:style style:name="P28" style:family="paragraph" style:parent-style-name="Standard">
      <style:text-properties fo:font-size="28pt" officeooo:rsid="001c419f" officeooo:paragraph-rsid="001c419f" style:font-size-asian="28pt" style:font-size-complex="28pt"/>
    </style:style>
    <style:style style:name="P29" style:family="paragraph" style:parent-style-name="Standard">
      <style:text-properties fo:font-size="28pt" officeooo:rsid="000e6aec" officeooo:paragraph-rsid="000e6aec" style:font-size-asian="28pt" style:font-size-complex="28pt"/>
    </style:style>
    <style:style style:name="P30" style:family="paragraph" style:parent-style-name="Standard">
      <style:text-properties fo:font-size="6pt" officeooo:rsid="00233a39" officeooo:paragraph-rsid="00233a39" style:font-size-asian="6pt" style:font-size-complex="6pt"/>
    </style:style>
    <style:style style:name="P31" style:family="paragraph" style:parent-style-name="Standard">
      <style:text-properties fo:font-size="20pt" officeooo:rsid="00233a39" officeooo:paragraph-rsid="00233a39" style:font-size-asian="17.5pt" style:font-size-complex="20pt"/>
    </style:style>
    <style:style style:name="P32" style:family="paragraph" style:parent-style-name="Standard">
      <style:text-properties fo:font-size="20pt" officeooo:rsid="0027f342" officeooo:paragraph-rsid="0027f342" style:font-size-asian="17.5pt" style:font-size-complex="20pt"/>
    </style:style>
    <style:style style:name="P33" style:family="paragraph" style:parent-style-name="Standard">
      <style:text-properties fo:font-size="20pt" officeooo:rsid="002445f7" officeooo:paragraph-rsid="002445f7" style:font-size-asian="17.5pt" style:font-size-complex="20pt"/>
    </style:style>
    <style:style style:name="P34" style:family="paragraph" style:parent-style-name="Standard">
      <style:text-properties fo:font-size="20pt" officeooo:rsid="00285b35" officeooo:paragraph-rsid="00285b35" style:font-size-asian="17.5pt" style:font-size-complex="20pt"/>
    </style:style>
    <style:style style:name="P35" style:family="paragraph" style:parent-style-name="Standard">
      <style:text-properties fo:font-size="20pt" officeooo:rsid="00298df3" officeooo:paragraph-rsid="00298df3" style:font-size-asian="17.5pt" style:font-size-complex="20pt"/>
    </style:style>
    <style:style style:name="P36" style:family="paragraph" style:parent-style-name="Standard">
      <style:text-properties fo:font-size="20pt" officeooo:rsid="0019c9d6" officeooo:paragraph-rsid="0019c9d6" style:font-size-asian="17.5pt" style:font-size-complex="20pt"/>
    </style:style>
    <style:style style:name="P37" style:family="paragraph" style:parent-style-name="Standard">
      <style:text-properties fo:font-size="20pt" officeooo:rsid="0029df84" officeooo:paragraph-rsid="0029df84" style:font-size-asian="17.5pt" style:font-size-complex="20pt"/>
    </style:style>
    <style:style style:name="P38" style:family="paragraph" style:parent-style-name="Standard">
      <style:text-properties fo:font-size="20pt" officeooo:rsid="002b9f73" officeooo:paragraph-rsid="002b9f73" style:font-size-asian="17.5pt" style:font-size-complex="20pt"/>
    </style:style>
    <style:style style:name="T1" style:family="text">
      <style:text-properties officeooo:rsid="000a6ce0"/>
    </style:style>
    <style:style style:name="T2" style:family="text">
      <style:text-properties officeooo:rsid="00101f4f"/>
    </style:style>
    <style:style style:name="T3" style:family="text">
      <style:text-properties officeooo:rsid="00127ffd"/>
    </style:style>
    <style:style style:name="T4" style:family="text">
      <style:text-properties officeooo:rsid="00161028"/>
    </style:style>
    <style:style style:name="T5" style:family="text">
      <style:text-properties officeooo:rsid="0016bb48"/>
    </style:style>
    <style:style style:name="T6" style:family="text">
      <style:text-properties officeooo:rsid="0016d53b"/>
    </style:style>
    <style:style style:name="T7" style:family="text">
      <style:text-properties officeooo:rsid="001bae79"/>
    </style:style>
    <style:style style:name="T8" style:family="text">
      <style:text-properties officeooo:rsid="001c419f"/>
    </style:style>
    <style:style style:name="T9" style:family="text">
      <style:text-properties officeooo:rsid="00213fbe"/>
    </style:style>
    <style:style style:name="T10" style:family="text">
      <style:text-properties officeooo:rsid="002445f7"/>
    </style:style>
    <style:style style:name="T11" style:family="text">
      <style:text-properties officeooo:rsid="0025e7a0"/>
    </style:style>
    <style:style style:name="T12" style:family="text">
      <style:text-properties officeooo:rsid="0027f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:</text:p>
      <text:p text:style-name="P1"/>
      <text:p text:style-name="P28">用户部分：</text:p>
      <text:p text:style-name="P2"/>
      <text:p text:style-name="P2">表名：<text:span text:style-name="T9">u</text:span>ser</text:p>
      <text:p text:style-name="P2"><text:span text:style-name="T3">real</text:span>_name</text:p>
      <text:p text:style-name="P2">nick_name</text:p>
      <text:p text:style-name="P2">passw<text:span text:style-name="T7">or</text:span>d</text:p>
      <text:p text:style-name="P2">sex</text:p>
      <text:p text:style-name="P2">phone</text:p>
      <text:p text:style-name="P2">email</text:p>
      <text:p text:style-name="P6">pspt_id</text:p>
      <text:p text:style-name="P7"><text:span text:style-name="T7">ali</text:span>pay_id</text:p>
      <text:p text:style-name="P8">acct1_<text:span text:style-name="T5">balance</text:span>:<text:span text:style-name="T1">可提（充值的30%、中奖的100%）</text:span></text:p>
      <text:p text:style-name="P8">acct2_<text:span text:style-name="T5">balance</text:span>:<text:span text:style-name="T1">不可提（赠送、充值的70%）</text:span></text:p>
      <text:p text:style-name="P2"/>
      <text:p text:style-name="P13">表名：<text:span text:style-name="T9">account</text:span>_history</text:p>
      <text:p text:style-name="P14">user: 外键，用户</text:p>
      <text:p text:style-name="P3"><text:span text:style-name="T4">trade</text:span>_fee</text:p>
      <text:p text:style-name="P3">trade_type: 充值、中将、赠送、提取<text:span text:style-name="T2">、购买</text:span></text:p>
      <text:p text:style-name="P3"/>
      <text:p text:style-name="P29">彩票部分<text:span text:style-name="T8">：</text:span></text:p>
      <text:p text:style-name="P17">1. 竞彩足球</text:p>
      <text:p text:style-name="P17"/>
      <text:p text:style-name="P4">表名<text:span text:style-name="T8">：match</text:span></text:p>
      <text:p text:style-name="P4">说明<text:span text:style-name="T8">：记录一场比赛本身。定时抓取，储存比赛信息及结果</text:span></text:p>
      <text:p text:style-name="P15">home_team</text:p>
      <text:p text:style-name="P16">away_team</text:p>
      <text:p text:style-name="P18">odds</text:p>
      <text:p text:style-name="P16">HAD</text:p>
      <text:p text:style-name="P16"><text:soft-page-break/>handicap</text:p>
      <text:p text:style-name="P19">hodds</text:p>
      <text:p text:style-name="P16">HHAD</text:p>
      <text:p text:style-name="P19">hftodds</text:p>
      <text:p text:style-name="P16">HFT</text:p>
      <text:p text:style-name="P19">ttgodds</text:p>
      <text:p text:style-name="P15">TTG</text:p>
      <text:p text:style-name="P19">crsodds</text:p>
      <text:p text:style-name="P15">CRS</text:p>
      <text:p text:style-name="P15"/>
      <text:p text:style-name="P20">表名：<text:span text:style-name="T10">football_bill</text:span></text:p>
      <text:p text:style-name="P21">user: 外键，购买的用户</text:p>
      <text:p text:style-name="P21">type: 类型，胜平负、让球胜平负、混合等</text:p>
      <text:p text:style-name="P22">combination_type: 过关方式</text:p>
      <text:p text:style-name="P22">total_<text:span text:style-name="T10">count_</text:span>number：总注数</text:p>
      <text:p text:style-name="P31">payed：是否已付款</text:p>
      <text:p text:style-name="P32">times: 倍数</text:p>
      <text:p text:style-name="P23"/>
      <text:p text:style-name="P24">表名：<text:span text:style-name="T10">bill</text:span>rec</text:p>
      <text:p text:style-name="P24">说明：一注购买记录</text:p>
      <text:p text:style-name="P24">bill: 外键，所属账单</text:p>
      <text:p text:style-name="P24">match: 外键，购买的比赛</text:p>
      <text:p text:style-name="P25">type: 购买类型</text:p>
      <text:p text:style-name="P24"><text:span text:style-name="T10">content</text:span>: 购买内容</text:p>
      <text:p text:style-name="P22"/>
      <text:p text:style-name="P30">表名：HADrec</text:p>
      <text:p text:style-name="P30">说明：一条胜平负购买记录</text:p>
      <text:p text:style-name="P30">bill: 外键，所属账单</text:p>
      <text:p text:style-name="P30">match: 外键，购买的比赛</text:p>
      <text:p text:style-name="P30">HAD: 购买内容</text:p>
      <text:p text:style-name="P30"/>
      <text:p text:style-name="P30">表名：HHADrec</text:p>
      <text:p text:style-name="P30">说明：一条让球胜平负购买记录</text:p>
      <text:p text:style-name="P30">bill: 外键，所属账单</text:p>
      <text:p text:style-name="P30">match: 外键，购买的比赛</text:p>
      <text:p text:style-name="P30">HHAD: 购买内容</text:p>
      <text:p text:style-name="P30"/>
      <text:p text:style-name="P30">表名：HFTrec</text:p>
      <text:p text:style-name="P30">说明：一条半全场购买记录</text:p>
      <text:p text:style-name="P30">bill: 外键，所属账单</text:p>
      <text:p text:style-name="P30">match: 外键，购买的比赛</text:p>
      <text:p text:style-name="P30">HFT: 购买内容</text:p>
      <text:p text:style-name="P30"/>
      <text:p text:style-name="P30">表名：TTGrec</text:p>
      <text:p text:style-name="P30"><text:soft-page-break/>说明：一条总进球数购买记录</text:p>
      <text:p text:style-name="P30">bill: 外键，所属账单</text:p>
      <text:p text:style-name="P30">match: 外键，购买的比赛</text:p>
      <text:p text:style-name="P30">TTG: 购买内容</text:p>
      <text:p text:style-name="P30"/>
      <text:p text:style-name="P30">表名：CRSrec</text:p>
      <text:p text:style-name="P30">说明：一条缘分购买记录</text:p>
      <text:p text:style-name="P30">bill: 外键，所属账单</text:p>
      <text:p text:style-name="P30">match: 外键，购买的比赛</text:p>
      <text:p text:style-name="P30">CRS: 购买内容</text:p>
      <text:p text:style-name="P5"/>
      <text:p text:style-name="P5"/>
      <text:p text:style-name="P4">表名：l<text:span text:style-name="T6">ottery_history</text:span></text:p>
      <text:p text:style-name="P9">lott_id</text:p>
      <text:p text:style-name="P9">lott_type</text:p>
      <text:p text:style-name="P10">lott_type_id：外键</text:p>
      <text:p text:style-name="P10">user_id:用户外键</text:p>
      <text:p text:style-name="P10"/>
      <text:p text:style-name="P10">2. 高频彩</text:p>
      <text:p text:style-name="P10"/>
      <text:p text:style-name="P10">表名：freq_lottery</text:p>
      <text:p text:style-name="P10">all_number:n个数字</text:p>
      <text:p text:style-name="P10">result_number：m个数字</text:p>
      <text:p text:style-name="P37">handicap</text:p>
      <text:p text:style-name="P10">result_date</text:p>
      <text:p text:style-name="P10"/>
      <text:p text:style-name="P10">表名：freq_<text:span text:style-name="T10">bill</text:span></text:p>
      <text:p text:style-name="P10">freq_lottery:外键</text:p>
      <text:p text:style-name="P10">user:外键</text:p>
      <text:p text:style-name="P10">buy_number:m个数字</text:p>
      <text:p text:style-name="P10">buy_<text:span text:style-name="T10">time</text:span></text:p>
      <text:p text:style-name="P34">times</text:p>
      <text:p text:style-name="P25">payed</text:p>
      <text:p text:style-name="P35">win</text:p>
      <text:p text:style-name="P37">win_money</text:p>
      <text:p text:style-name="P25"/>
      <text:p text:style-name="P25">3. 14场<text:span text:style-name="T11">、</text:span>任选9</text:p>
      <text:p text:style-name="P25">表名： match14_lottery</text:p>
      <text:p text:style-name="P25"><text:soft-page-break/>matches</text:p>
      <text:p text:style-name="P25">results</text:p>
      <text:p text:style-name="P38">handicap</text:p>
      <text:p text:style-name="P25"/>
      <text:p text:style-name="P25">表名： match14_bill</text:p>
      <text:p text:style-name="P11"><text:span text:style-name="T10">match14</text:span>_lottery:外键</text:p>
      <text:p text:style-name="P11">user:外键</text:p>
      <text:p text:style-name="P25">buy_results</text:p>
      <text:p text:style-name="P38">win</text:p>
      <text:p text:style-name="P38">win_money</text:p>
      <text:p text:style-name="P26"/>
      <text:p text:style-name="P26">表名： match<text:span text:style-name="T11">9</text:span>_bill</text:p>
      <text:p text:style-name="P12"><text:span text:style-name="T10">match14</text:span>_lottery:外键</text:p>
      <text:p text:style-name="P12">user:外键</text:p>
      <text:p text:style-name="P26">buy_<text:span text:style-name="T11">matches</text:span></text:p>
      <text:p text:style-name="P27">buy_results</text:p>
      <text:p text:style-name="P38">win</text:p>
      <text:p text:style-name="P38">win_mon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6:04:46.705035978</meta:creation-date>
    <dc:date>2015-07-28T19:57:37.279702329</dc:date>
    <meta:editing-duration>PT3H22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4" meta:paragraph-count="110" meta:word-count="501" meta:character-count="1200" meta:non-whitespace-character-count="1169"/>
  </office:meta>
</office:document-meta>
</file>